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d6456" officeooo:paragraph-rsid="001f912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8ae32" officeooo:paragraph-rsid="0008ae32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8ae32" officeooo:paragraph-rsid="0008ae32" style:font-weight-asian="normal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6d704" style:font-size-asian="15pt" style:font-size-complex="15pt"/>
    </style:style>
    <style:style style:name="T3" style:family="text">
      <style:text-properties fo:font-size="15pt" officeooo:rsid="001f9126" style:font-size-asian="15pt" style:font-size-complex="15pt"/>
    </style:style>
    <style:style style:name="T4" style:family="text">
      <style:text-properties fo:font-size="15pt" officeooo:rsid="0008ae32" style:font-size-asian="15pt" style:font-size-complex="15pt"/>
    </style:style>
    <style:style style:name="T5" style:family="text">
      <style:text-properties officeooo:rsid="0008a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Sistemas</text:span> <text:s text:c="11"/><text:span text:style-name="T1"><text:s text:c="49"/>1ºTRIMESTRE </text:span><text:span text:style-name="T2">1</text:span><text:span text:style-name="T4">8</text:span><text:span text:style-name="T1">/</text:span><text:span text:style-name="T3">10</text:span><text:span text:style-name="T1">/2017</text:span></text:p>
      <text:p text:style-name="P1"><text:span text:style-name="T1"/></text:p>
      <text:p text:style-name="P2">#1 <text:s text:c="12"/>ADD 4,9</text:p>
      <text:p text:style-name="P2">#2 <text:s text:c="12"/>12</text:p>
      <text:p text:style-name="P2">#3 <text:s text:c="12"/>MUL 5, #2</text:p>
      <text:p text:style-name="P3">#4 <text:s text:c="13"/>#6</text:p>
      <text:p text:style-name="P3">#5 <text:s text:c="13"/>SUB 3, #4</text:p>
      <text:p text:style-name="P3">#6 <text:s text:c="13"/>1</text:p>
      <text:p text:style-name="P3">#7 <text:s text:c="13"/>SUB 2, #1</text:p>
      <text:p text:style-name="P3"/>
      <text:p text:style-name="P3">ORDEN → <text:s/>#1, #3, #5, #7 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4:11:15.982676939</meta:creation-date>
    <dc:date>2017-10-18T14:27:36.111705725</dc:date>
    <meta:editing-duration>PT6M10S</meta:editing-duration>
    <meta:editing-cycles>1</meta:editing-cycles>
    <meta:document-statistic meta:table-count="0" meta:image-count="0" meta:object-count="0" meta:page-count="1" meta:paragraph-count="9" meta:word-count="30" meta:character-count="276" meta:non-whitespace-character-count="92"/>
    <meta:generator>LibreOffice/5.4.0.3$Linux_X86_64 LibreOffice_project/40m0$Build-3</meta:generator>
  </office:meta>
</office:document-meta>
</file>